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625in"/>
    </style:style>
    <style:style style:name="Table1.B" style:family="table-column">
      <style:table-column-properties style:column-width="2.3021in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P2" style:family="paragraph" style:parent-style-name="Text_20_body">
      <style:text-properties officeooo:rsid="003b3e93" officeooo:paragraph-rsid="003b3e93"/>
    </style:style>
    <style:style style:name="P3" style:family="paragraph" style:parent-style-name="Text_20_body">
      <style:text-properties fo:font-weight="normal" officeooo:rsid="00592c90" officeooo:paragraph-rsid="00592c90" style:font-weight-asian="normal" style:font-weight-complex="normal"/>
    </style:style>
    <style:style style:name="P4" style:family="paragraph" style:parent-style-name="Text_20_body">
      <style:text-properties fo:font-weight="normal" officeooo:rsid="005c2c58" officeooo:paragraph-rsid="005c2c58" style:font-weight-asian="normal" style:font-weight-complex="normal"/>
    </style:style>
    <style:style style:name="P5" style:family="paragraph" style:parent-style-name="Text_20_body">
      <style:text-properties officeooo:rsid="0052c3be" officeooo:paragraph-rsid="0052c3be"/>
    </style:style>
    <style:style style:name="P6" style:family="paragraph" style:parent-style-name="Text_20_body">
      <style:text-properties officeooo:rsid="0052c3be" officeooo:paragraph-rsid="00533d60"/>
    </style:style>
    <style:style style:name="P7" style:family="paragraph" style:parent-style-name="Text_20_body">
      <style:text-properties officeooo:rsid="0054638f" officeooo:paragraph-rsid="0054638f"/>
    </style:style>
    <style:style style:name="P8" style:family="paragraph" style:parent-style-name="Text_20_body">
      <style:text-properties officeooo:rsid="0055d8dc" officeooo:paragraph-rsid="0055d8dc"/>
    </style:style>
    <style:style style:name="P9" style:family="paragraph" style:parent-style-name="Table_20_Contents">
      <style:text-properties style:font-name="Courier 10 Pitch" officeooo:rsid="00533d60" officeooo:paragraph-rsid="00533d60"/>
    </style:style>
    <style:style style:name="P10" style:family="paragraph" style:parent-style-name="Text_20_body">
      <style:text-properties fo:font-size="12pt" fo:font-weight="normal" officeooo:rsid="0055d8dc" officeooo:paragraph-rsid="0055d8dc" style:font-size-asian="12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rsid="005ac8c2" officeooo:paragraph-rsid="005ac8c2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573c5b" officeooo:paragraph-rsid="00573c5b" style:font-size-asian="12pt" style:font-weight-asian="normal" style:font-size-complex="12pt" style:font-weight-complex="normal"/>
    </style:style>
    <style:style style:name="P13" style:family="paragraph" style:parent-style-name="Text_20_body">
      <style:text-properties officeooo:rsid="00304b79" officeooo:paragraph-rsid="0052c3be"/>
    </style:style>
    <style:style style:name="P14" style:family="paragraph" style:parent-style-name="Heading_20_1">
      <style:text-properties fo:font-size="12pt" style:font-size-asian="12pt" style:font-size-complex="12pt"/>
    </style:style>
    <style:style style:name="P15" style:family="paragraph" style:parent-style-name="Heading_20_1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18dfb5"/>
    </style:style>
    <style:style style:name="T2" style:family="text">
      <style:text-properties fo:font-weight="bold" officeooo:rsid="0030abd5" style:font-weight-asian="bold" style:font-weight-complex="bold"/>
    </style:style>
    <style:style style:name="T3" style:family="text">
      <style:text-properties fo:font-weight="bold" officeooo:rsid="0034cb3e" style:font-weight-asian="bold" style:font-weight-complex="bold"/>
    </style:style>
    <style:style style:name="T4" style:family="text">
      <style:text-properties fo:font-weight="bold" officeooo:rsid="004ce8d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b084" style:font-weight-asian="normal" style:font-weight-complex="normal"/>
    </style:style>
    <style:style style:name="T7" style:family="text">
      <style:text-properties fo:font-weight="normal" officeooo:rsid="0030abd5" style:font-weight-asian="normal" style:font-weight-complex="normal"/>
    </style:style>
    <style:style style:name="T8" style:family="text">
      <style:text-properties fo:font-weight="normal" officeooo:rsid="0034cb3e" style:font-weight-asian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4fe580" style:font-size-asian="12pt" style:font-size-complex="12pt"/>
    </style:style>
    <style:style style:name="T11" style:family="text">
      <style:text-properties fo:font-size="12pt" officeooo:rsid="00533d60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54ec1e" style:font-size-asian="12pt" style:font-weight-asian="normal" style:font-size-complex="12pt" style:font-weight-complex="normal"/>
    </style:style>
    <style:style style:name="T15" style:family="text">
      <style:text-properties officeooo:rsid="004e8ef0"/>
    </style:style>
    <style:style style:name="T16" style:family="text">
      <style:text-properties officeooo:rsid="00533d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ach exercise will build up on the one prior to it, so don't start new projects each time.</text:p>
      <text:h text:style-name="P14" text:outline-level="1">Exercise 1: <text:span text:style-name="T15">Draw a Map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text:span text:style-name="T10">D</text:span><text:span text:style-name="T9">raw a square-shaped map. Its width is 20 characters, and its height is 10. </text:span><text:span text:style-name="T11">Use two for-loops, with one for-loop nested inside the other for-loop. It will look like this:</text:span></text:p>
          </table:table-cell>
          <table:table-cell table:style-name="Table1.A1" office:value-type="string">
            <text:p text:style-name="P9">******************** </text:p>
            <text:p text:style-name="P9">******************** </text:p>
            <text:p text:style-name="P9">******************** </text:p>
            <text:p text:style-name="P9">******************** </text:p>
            <text:p text:style-name="P9">******************** </text:p>
            <text:p text:style-name="P9">******************** </text:p>
            <text:p text:style-name="P9">******************** </text:p>
            <text:p text:style-name="P9">******************** </text:p>
            <text:p text:style-name="P9">******************** </text:p>
            <text:p text:style-name="P9">********************</text:p>
          </table:table-cell>
        </table:table-row>
      </table:table>
      <text:p text:style-name="P5"/>
      <text:h text:style-name="P14" text:outline-level="1"><text:span text:style-name="T16">E</text:span>xercise 2: Add a character</text:h>
      <text:p text:style-name="P7"><text:span text:style-name="T9">Create two integers to store </text:span><text:span text:style-name="T12">playerX</text:span><text:span text:style-name="T13"> and </text:span><text:span text:style-name="T12">playerY</text:span><text:span text:style-name="T13">. </text:span><text:span text:style-name="T14">Assign these some value (x between 0 and 20, y between 0 and 10).</text:span></text:p>
      <text:p text:style-name="P8"><text:span text:style-name="T14">W</text:span><text:span text:style-name="T13">ithin your map-drawing for-loop, whenever it gets to the position that the player is at, draw an @ sign instead of an asterisk.</text:span></text:p>
      <text:p text:style-name="P10"/>
      <text:h text:style-name="P15" text:outline-level="1">Exercise 3: Move the character</text:h>
      <text:p text:style-name="P3"><text:span text:style-name="T9">Create a </text:span><text:span text:style-name="T12">done</text:span><text:span text:style-name="T9"> boolean to keep track of when the user wants to quit. Create an external while loop that will draw the map and get the user input each time.</text:span></text:p>
      <text:p text:style-name="P11">After the map is drawn, ask the user to move or quit.</text:p>
      <text:p text:style-name="P11">If the user enters “N”, “S”, “E”, or “W”, adjust their x or y coordinate in the appropriate direction.</text:p>
      <text:p text:style-name="P4"><text:span text:style-name="T9">If the user enters “quit”, set </text:span><text:span text:style-name="T12">done</text:span><text:span text:style-name="T9"> so that it will exit the while loop and end the program.</text:span></text:p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Liberation Sans Narrow1" svg:font-family="'Liberation Sans Narrow'" style:font-adornments="Bold Italic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ans Narrow" fo:font-family="'Liberation Sans Narrow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style:font-name="Liberation Sans Narrow" fo:font-family="'Liberation Sans Narrow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style:font-name="Liberation Sans Narrow1" fo:font-family="'Liberation Sans Narrow'" style:font-style-name="Bold Italic" style:font-family-generic="swiss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 Narrow" fo:font-family="'Liberation Sans Narrow'" style:font-style-name="Bold" style:font-family-generic="swiss" style:font-pitch="variable" fo:font-size="22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2a4d4" officeooo:paragraph-rsid="0012a4d4"/>
    </style:style>
    <style:style style:name="MT1" style:family="text">
      <style:text-properties officeooo:rsid="0018dfb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Page 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2:51:32.247391202</meta:creation-date>
    <meta:editing-duration>PT40M45S</meta:editing-duration>
    <meta:editing-cycles>71</meta:editing-cycles>
    <meta:generator>LibreOffice/4.2.8.2$Linux_X86_64 LibreOffice_project/420m0$Build-2</meta:generator>
    <dc:title>PageNumber</dc:title>
    <dc:date>2016-02-04T15:56:08.629494353</dc:date>
    <meta:document-statistic meta:table-count="1" meta:image-count="0" meta:object-count="0" meta:page-count="1" meta:paragraph-count="22" meta:word-count="203" meta:character-count="1205" meta:non-whitespace-character-count="1013"/>
    <meta:template xlink:type="simple" xlink:actuate="onRequest" xlink:title="PageNumber" xlink:href="../../../../../.config/libreoffice/4/user/template/PageNumber.ott" meta:date="2016-01-19T22:51:32.178040509"/>
  </office:meta>
</office:document-meta>
</file>